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BMDFJ+ArialMT" svg:font-family="LBMDFJ+ArialMT" style:font-family-generic="swiss"/>
    <style:font-face style:name="Courier New" svg:font-family="'Courier New'" style:font-pitch="fixed"/>
    <style:font-face style:name="Albany AMT1" svg:font-family="'Albany AMT'" style:font-pitch="variable"/>
    <style:font-face style:name="UnBatang" svg:font-family="UnBatang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8" style:family="table-column">
      <style:table-column-properties fo:break-before="auto" style:column-width="0.2717in"/>
    </style:style>
    <style:style style:name="co9" style:family="table-column">
      <style:table-column-properties fo:break-before="auto" style:column-width="2.0366in"/>
    </style:style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5909in"/>
    </style:style>
    <style:style style:name="co5" style:family="table-column">
      <style:table-column-properties fo:break-before="auto" style:column-width="0.6591in"/>
    </style:style>
    <style:style style:name="co6" style:family="table-column">
      <style:table-column-properties fo:break-before="auto" style:column-width="0.7665in"/>
    </style:style>
    <style:style style:name="co7" style:family="table-column">
      <style:table-column-properties fo:break-before="auto" style:column-width="0.4437in"/>
    </style:style>
    <style:style style:name="co10" style:family="table-column">
      <style:table-column-properties fo:break-before="auto" style:column-width="2.2091in"/>
    </style:style>
    <style:style style:name="co11" style:family="table-column">
      <style:table-column-properties fo:break-before="auto" style:column-width="1.67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>
      <style:text-properties style:use-window-font-color="true" style:text-outline="false" style:text-line-through-style="none" style:font-name="LBMDFJ+ArialMT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BMDFJ+ArialMT" style:font-size-asian="7pt" style:language-asian="en" style:country-asian="US" style:font-style-asian="normal" style:font-weight-asian="normal" style:font-name-complex="LBMDFJ+ArialMT" style:font-size-complex="3.9500000476837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5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6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7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0">
      <style:text-properties style:font-name="UnBatang" fo:font-size="10pt" style:font-size-asian="10pt" style:font-size-complex="10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12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UnBatang" fo:font-size="10pt" style:font-size-asian="10pt" style:font-size-complex="10pt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UnBatang" fo:font-size="10pt" style:font-size-asian="10pt" style:font-size-complex="10pt"/>
    </style:style>
    <style:style style:name="ce14" style:family="table-cell" style:parent-style-name="Default" style:data-style-name="N100">
      <style:table-cell-properties fo:background-color="#e6e6e6"/>
    </style: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ffcc99"/>
    </style:style>
    <style:style style:name="ce17" style:family="table-cell" style:parent-style-name="Default" style:data-style-name="N100">
      <style:text-properties style:font-name="Courier New"/>
    </style:style>
    <style:style style:name="ce18" style:family="table-cell" style:parent-style-name="Default" style:data-style-name="N100">
      <style:table-cell-properties fo:background-color="#ffcc99"/>
      <style:text-properties style:use-window-font-color="true"/>
    </style:style>
    <style:style style:name="ce19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20" style:family="table-cell" style:parent-style-name="Default">
      <style:text-properties style:font-name="UnBatang" fo:font-size="10pt" style:font-size-asian="10pt" style:font-size-complex="10pt"/>
    </style:style>
    <style:style style:name="ce22" style:family="table-cell" style:parent-style-name="Default">
      <style:text-properties style:use-window-font-color="true" style:text-outline="false" style:text-line-through-style="none" style:font-name="UnBatang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BMDFJ+ArialMT" style:font-size-asian="10pt" style:language-asian="en" style:country-asian="US" style:font-style-asian="normal" style:font-weight-asian="normal" style:font-name-complex="LBMDFJ+Arial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4" table:default-cell-style-name="ce3"/>
        <table:table-column table:style-name="co2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0" table:default-cell-style-name="ce15"/>
        <table:table-column table:style-name="co2" table:default-cell-style-name="ce15"/>
        <table:table-column table:style-name="co11" table:default-cell-style-name="ce15"/>
        <table:table-column table:style-name="co2" table:number-columns-repeated="247" table:default-cell-style-name="ce15"/>
        <table:table-row table:style-name="ro1">
          <table:table-cell table:style-name="ce2" office:value-type="string">
            <text:p># This is the template file for creating symbols with tragesym</text:p>
          </table:table-cell>
          <table:table-cell table:style-name="ce2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2" office:value-type="string">
            <text:p># every line starting with '#' is a comment line.</text:p>
          </table:table-cell>
          <table:table-cell table:style-name="ce2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2" office:value-type="string">
            <text:p># save it as text file with tab separated cells and start tragesym</text:p>
          </table:table-cell>
          <table:table-cell table:style-name="ce2" table:number-columns-repeated="5"/>
          <table:table-cell table:style-name="ce14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4" office:value-type="string">
            <text:p>[options]</text:p>
          </table:table-cell>
          <table:table-cell table:style-name="ce8" table:number-columns-repeated="5"/>
          <table:table-cell table:style-name="ce16"/>
          <table:table-cell table:number-columns-repeated="249"/>
        </table:table-row>
        <table:table-row table:style-name="ro1">
          <table:table-cell table:style-name="ce2" office:value-type="string">
            <text:p># wordswap swaps labels if the pin is on the right side an looks like this:</text:p>
          </table:table-cell>
          <table:table-cell table:style-name="ce2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2" office:value-type="string">
            <text:p># <text:s text:c="2"/>"PB1 (CLK)". That's useful for micro controller port labels</text:p>
          </table:table-cell>
          <table:table-cell table:style-name="ce2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2" office:value-type="string">
            <text:p># rotate_labels rotates the pintext of top and bottom pins</text:p>
          </table:table-cell>
          <table:table-cell table:style-name="ce2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2" office:value-type="string">
            <text:p># <text:s text:c="2"/>this is useful for large symbols like FPGAs with more than 100 pins</text:p>
          </table:table-cell>
          <table:table-cell table:style-name="ce2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2" office:value-type="string">
            <text:p># sort_labels will sort the pins by it's labels</text:p>
          </table:table-cell>
          <table:table-cell table:style-name="ce2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2" office:value-type="string">
            <text:p># <text:s text:c="2"/>useful for address ports, busses, ...</text:p>
          </table:table-cell>
          <table:table-cell table:style-name="ce2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5" office:value-type="string">
            <text:p>wordswap</text:p>
          </table:table-cell>
          <table:table-cell table:style-name="ce5" office:value-type="string">
            <text:p>yes</text:p>
          </table:table-cell>
          <table:table-cell table:style-name="ce11" table:number-columns-repeated="4"/>
          <table:table-cell table:style-name="ce17" table:number-columns-repeated="250"/>
        </table:table-row>
        <table:table-row table:style-name="ro1">
          <table:table-cell table:style-name="ce5" office:value-type="string">
            <text:p>rotate_labels</text:p>
          </table:table-cell>
          <table:table-cell table:style-name="ce5" office:value-type="string">
            <text:p>yes</text:p>
          </table:table-cell>
          <table:table-cell table:style-name="ce11" table:number-columns-repeated="4"/>
          <table:table-cell table:style-name="ce17" table:number-columns-repeated="250"/>
        </table:table-row>
        <table:table-row table:style-name="ro1">
          <table:table-cell table:style-name="ce5" office:value-type="string">
            <text:p>sort_labels</text:p>
          </table:table-cell>
          <table:table-cell table:style-name="ce5" office:value-type="string">
            <text:p>yes</text:p>
          </table:table-cell>
          <table:table-cell table:style-name="ce11" table:number-columns-repeated="4"/>
          <table:table-cell table:style-name="ce17" table:number-columns-repeated="250"/>
        </table:table-row>
        <table:table-row table:style-name="ro1">
          <table:table-cell table:style-name="ce5" office:value-type="string">
            <text:p>generate_pinseq</text:p>
          </table:table-cell>
          <table:table-cell table:style-name="ce5" office:value-type="string">
            <text:p>yes</text:p>
          </table:table-cell>
          <table:table-cell table:style-name="ce11" table:number-columns-repeated="4"/>
          <table:table-cell table:style-name="ce17" table:number-columns-repeated="250"/>
        </table:table-row>
        <table:table-row table:style-name="ro1">
          <table:table-cell table:style-name="ce5" office:value-type="string">
            <text:p>sym_width</text:p>
          </table:table-cell>
          <table:table-cell table:style-name="ce5" office:value-type="string">
            <text:p>5000</text:p>
          </table:table-cell>
          <table:table-cell table:style-name="ce11" table:number-columns-repeated="4"/>
          <table:table-cell table:style-name="ce17" table:number-columns-repeated="250"/>
        </table:table-row>
        <table:table-row table:style-name="ro1">
          <table:table-cell table:style-name="ce5" office:value-type="string">
            <text:p>pinwidthvertical</text:p>
          </table:table-cell>
          <table:table-cell table:style-name="ce5" office:value-type="float" office:value="400">
            <text:p>400</text:p>
          </table:table-cell>
          <table:table-cell table:style-name="ce11" table:number-columns-repeated="4"/>
          <table:table-cell table:style-name="ce17" table:number-columns-repeated="250"/>
        </table:table-row>
        <table:table-row table:style-name="ro1">
          <table:table-cell table:style-name="ce5" office:value-type="string">
            <text:p>pinwidthhorizontal</text:p>
          </table:table-cell>
          <table:table-cell table:style-name="ce5" office:value-type="float" office:value="400">
            <text:p>400</text:p>
          </table:table-cell>
          <table:table-cell table:style-name="ce11" table:number-columns-repeated="4"/>
          <table:table-cell table:style-name="ce17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6" office:value-type="string">
            <text:p>[geda_attr]</text:p>
          </table:table-cell>
          <table:table-cell table:style-name="ce9" table:number-columns-repeated="5"/>
          <table:table-cell table:style-name="ce18"/>
          <table:table-cell table:number-columns-repeated="249"/>
        </table:table-row>
        <table:table-row table:style-name="ro1">
          <table:table-cell table:style-name="ce2" office:value-type="string">
            <text:p># name will be printed in the top of the symbol</text:p>
          </table:table-cell>
          <table:table-cell table:style-name="ce2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2" office:value-type="string">
            <text:p># if you have a device with slots, you'll have to use slot= and slotdef=</text:p>
          </table:table-cell>
          <table:table-cell table:style-name="ce2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2" office:value-type="string">
            <text:p># use comment= if there are special information you want to add</text:p>
          </table:table-cell>
          <table:table-cell table:style-name="ce2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5" office:value-type="string">
            <text:p>version</text:p>
          </table:table-cell>
          <table:table-cell table:style-name="ce5" office:value-type="string">
            <text:p>20060113 1</text:p>
          </table:table-cell>
          <table:table-cell table:style-name="ce11" table:number-columns-repeated="4"/>
          <table:table-cell table:style-name="ce17" table:number-columns-repeated="250"/>
        </table:table-row>
        <table:table-row table:style-name="ro1">
          <table:table-cell table:style-name="ce5" office:value-type="string">
            <text:p>name</text:p>
          </table:table-cell>
          <table:table-cell table:style-name="ce5" office:value-type="string">
            <text:p>PsoC 5 100pin</text:p>
          </table:table-cell>
          <table:table-cell table:style-name="ce11" table:number-columns-repeated="4"/>
          <table:table-cell table:style-name="ce17" table:number-columns-repeated="250"/>
        </table:table-row>
        <table:table-row table:style-name="ro1">
          <table:table-cell table:style-name="ce5" office:value-type="string">
            <text:p>device</text:p>
          </table:table-cell>
          <table:table-cell table:style-name="ce5" office:value-type="string">
            <text:p>PsoC</text:p>
          </table:table-cell>
          <table:table-cell table:style-name="ce11" table:number-columns-repeated="4"/>
          <table:table-cell table:style-name="ce17" table:number-columns-repeated="250"/>
        </table:table-row>
        <table:table-row table:style-name="ro1">
          <table:table-cell table:style-name="ce5" office:value-type="string">
            <text:p>refdes</text:p>
          </table:table-cell>
          <table:table-cell table:style-name="ce5" office:value-type="string">
            <text:p>U?</text:p>
          </table:table-cell>
          <table:table-cell table:style-name="ce11" table:number-columns-repeated="4"/>
          <table:table-cell table:style-name="ce17" table:number-columns-repeated="250"/>
        </table:table-row>
        <table:table-row table:style-name="ro1">
          <table:table-cell table:style-name="ce5" office:value-type="string">
            <text:p>footprint</text:p>
          </table:table-cell>
          <table:table-cell table:style-name="ce5" office:value-type="string">
            <text:p>100TQFP-PSOC</text:p>
          </table:table-cell>
          <table:table-cell table:style-name="ce11" table:number-columns-repeated="4"/>
          <table:table-cell table:style-name="ce17" table:number-columns-repeated="250"/>
        </table:table-row>
        <table:table-row table:style-name="ro1">
          <table:table-cell table:style-name="ce5" office:value-type="string">
            <text:p>description</text:p>
          </table:table-cell>
          <table:table-cell table:style-name="ce5"/>
          <table:table-cell table:style-name="ce11" table:number-columns-repeated="4"/>
          <table:table-cell table:style-name="ce17" table:number-columns-repeated="250"/>
        </table:table-row>
        <table:table-row table:style-name="ro1">
          <table:table-cell table:style-name="ce5" office:value-type="string">
            <text:p>documentation</text:p>
          </table:table-cell>
          <table:table-cell table:style-name="ce5" office:value-type="string">
            <text:p>http://www.cedt.iisc.ernet.in/people/students/kabhijit/</text:p>
          </table:table-cell>
          <table:table-cell table:style-name="ce11" table:number-columns-repeated="4"/>
          <table:table-cell table:style-name="ce17" table:number-columns-repeated="250"/>
        </table:table-row>
        <table:table-row table:style-name="ro1">
          <table:table-cell table:style-name="ce5" office:value-type="string">
            <text:p>author</text:p>
          </table:table-cell>
          <table:table-cell table:style-name="ce5" office:value-type="string">
            <text:p>PE-Group CEDT</text:p>
          </table:table-cell>
          <table:table-cell table:style-name="ce11" table:number-columns-repeated="4"/>
          <table:table-cell table:style-name="ce17" table:number-columns-repeated="250"/>
        </table:table-row>
        <table:table-row table:style-name="ro1">
          <table:table-cell table:style-name="ce5" office:value-type="string">
            <text:p>numslots</text:p>
          </table:table-cell>
          <table:table-cell table:style-name="ce5" office:value-type="float" office:value="0">
            <text:p>0</text:p>
          </table:table-cell>
          <table:table-cell table:style-name="ce11" table:number-columns-repeated="4"/>
          <table:table-cell table:style-name="ce17" table:number-columns-repeated="250"/>
        </table:table-row>
        <table:table-row table:style-name="ro1">
          <table:table-cell table:style-name="ce5" office:value-type="string">
            <text:p>#slot</text:p>
          </table:table-cell>
          <table:table-cell table:style-name="ce5" office:value-type="float" office:value="1">
            <text:p>1</text:p>
          </table:table-cell>
          <table:table-cell table:style-name="ce11" table:number-columns-repeated="4"/>
          <table:table-cell table:style-name="ce17" table:number-columns-repeated="250"/>
        </table:table-row>
        <table:table-row table:style-name="ro1">
          <table:table-cell table:style-name="ce5" office:value-type="string">
            <text:p>#slotdef</text:p>
          </table:table-cell>
          <table:table-cell table:style-name="ce5" office:value-type="string">
            <text:p>1:</text:p>
          </table:table-cell>
          <table:table-cell table:style-name="ce11" table:number-columns-repeated="4"/>
          <table:table-cell table:style-name="ce17" table:number-columns-repeated="250"/>
        </table:table-row>
        <table:table-row table:style-name="ro1">
          <table:table-cell table:style-name="ce5" office:value-type="string">
            <text:p>#slotdef</text:p>
          </table:table-cell>
          <table:table-cell table:style-name="ce5" office:value-type="string">
            <text:p>2:</text:p>
          </table:table-cell>
          <table:table-cell table:style-name="ce11" table:number-columns-repeated="4"/>
          <table:table-cell table:style-name="ce17" table:number-columns-repeated="250"/>
        </table:table-row>
        <table:table-row table:style-name="ro1">
          <table:table-cell table:style-name="ce5" office:value-type="string">
            <text:p>#slotdef</text:p>
          </table:table-cell>
          <table:table-cell table:style-name="ce5" office:value-type="string">
            <text:p>3:</text:p>
          </table:table-cell>
          <table:table-cell table:style-name="ce11" table:number-columns-repeated="4"/>
          <table:table-cell table:style-name="ce17" table:number-columns-repeated="250"/>
        </table:table-row>
        <table:table-row table:style-name="ro1">
          <table:table-cell table:style-name="ce5" office:value-type="string">
            <text:p>#slotdef</text:p>
          </table:table-cell>
          <table:table-cell table:style-name="ce5" office:value-type="string">
            <text:p>4:</text:p>
          </table:table-cell>
          <table:table-cell table:style-name="ce11" table:number-columns-repeated="4"/>
          <table:table-cell table:style-name="ce17" table:number-columns-repeated="250"/>
        </table:table-row>
        <table:table-row table:style-name="ro1">
          <table:table-cell table:style-name="ce5" office:value-type="string">
            <text:p>#comment</text:p>
          </table:table-cell>
          <table:table-cell table:style-name="ce5"/>
          <table:table-cell table:style-name="ce11" table:number-columns-repeated="4"/>
          <table:table-cell table:style-name="ce17" table:number-columns-repeated="250"/>
        </table:table-row>
        <table:table-row table:style-name="ro1">
          <table:table-cell table:style-name="ce5" office:value-type="string">
            <text:p>#comment</text:p>
          </table:table-cell>
          <table:table-cell table:style-name="ce5"/>
          <table:table-cell table:style-name="ce11" table:number-columns-repeated="4"/>
          <table:table-cell table:style-name="ce17" table:number-columns-repeated="250"/>
        </table:table-row>
        <table:table-row table:style-name="ro1">
          <table:table-cell table:style-name="ce5" office:value-type="string">
            <text:p>#comment</text:p>
          </table:table-cell>
          <table:table-cell table:style-name="ce5"/>
          <table:table-cell table:style-name="ce11" table:number-columns-repeated="4"/>
          <table:table-cell table:style-name="ce17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4" office:value-type="string">
            <text:p>[pins]</text:p>
          </table:table-cell>
          <table:table-cell table:style-name="ce8" table:number-columns-repeated="5"/>
          <table:table-cell table:style-name="ce16"/>
          <table:table-cell table:number-columns-repeated="249"/>
        </table:table-row>
        <table:table-row table:style-name="ro1">
          <table:table-cell table:style-name="ce2" office:value-type="string">
            <text:p># tabseparated list of pin descriptions</text:p>
          </table:table-cell>
          <table:table-cell table:style-name="ce2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2" office:value-type="string">
            <text:p># pinnr is the physical number of the pin</text:p>
          </table:table-cell>
          <table:table-cell table:style-name="ce2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2" office:value-type="string">
            <text:p># seq is the pinseq= attribute, leave it blank if it doesn't matter</text:p>
          </table:table-cell>
          <table:table-cell table:style-name="ce2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2" office:value-type="string">
            <text:p># type can be (in, out, io, oc, oe, pas, tp, tri, clk, pwr)</text:p>
          </table:table-cell>
          <table:table-cell table:style-name="ce2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2" office:value-type="string">
            <text:p># style can be (line,dot,clk,dotclk,none). none if only want to add a net</text:p>
          </table:table-cell>
          <table:table-cell table:style-name="ce2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2" office:value-type="string">
            <text:p># posit. can be (l,r,t,b) or empty for nets</text:p>
          </table:table-cell>
          <table:table-cell table:style-name="ce2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2" office:value-type="string">
            <text:p># net specifies the name of the net. Vcc or GND for example.</text:p>
          </table:table-cell>
          <table:table-cell table:style-name="ce2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2" office:value-type="string">
            <text:p># label represents the pinlabel.</text:p>
          </table:table-cell>
          <table:table-cell table:style-name="ce2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2" office:value-type="string">
            <text:p>#</text:p>
          </table:table-cell>
          <table:table-cell table:style-name="ce2" office:value-type="string">
            <text:p>negation lines can be added with "\_" example: \_enable\_ </text:p>
          </table:table-cell>
          <table:table-cell table:style-name="ce2" table:number-columns-repeated="4"/>
          <table:table-cell table:style-name="ce14"/>
          <table:table-cell table:number-columns-repeated="249"/>
        </table:table-row>
        <table:table-row table:style-name="ro1">
          <table:table-cell table:style-name="ce2" office:value-type="string">
            <text:p>#</text:p>
          </table:table-cell>
          <table:table-cell table:style-name="ce2" office:value-type="string">
            <text:p>if you want to write a "\" use "\\" as escape sequence</text:p>
          </table:table-cell>
          <table:table-cell table:style-name="ce2" table:number-columns-repeated="4"/>
          <table:table-cell table:style-name="ce14"/>
          <table:table-cell table:number-columns-repeated="24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5"/>
          <table:table-cell table:style-name="ce14"/>
          <table:table-cell table:number-columns-repeated="249"/>
        </table:table-row>
        <table:table-row table:style-name="ro3">
          <table:table-cell table:style-name="ce7" office:value-type="string">
            <text:p>#pinnr</text:p>
          </table:table-cell>
          <table:table-cell table:style-name="ce7" office:value-type="string">
            <text:p>seq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style</text:p>
          </table:table-cell>
          <table:table-cell table:style-name="ce7" office:value-type="string">
            <text:p>posit.</text:p>
          </table:table-cell>
          <table:table-cell table:style-name="ce7" office:value-type="string">
            <text:p>net</text:p>
          </table:table-cell>
          <table:table-cell table:style-name="ce19" office:value-type="string">
            <text:p>label</text:p>
          </table:table-cell>
          <table:table-cell table:style-name="ce17" table:number-columns-repeated="249"/>
        </table:table-row>
        <table:table-row table:style-name="ro1">
          <table:table-cell table:style-name="Default" office:value-type="float" office:value="71">
            <text:p>71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l</text:p>
          </table:table-cell>
          <table:table-cell table:style-name="ce12"/>
          <table:table-cell table:style-name="ce20" office:value-type="string">
            <text:p>P0[0] GPIO, OpAmp2out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72">
            <text:p>72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l</text:p>
          </table:table-cell>
          <table:table-cell table:style-name="ce12"/>
          <table:table-cell table:style-name="ce20" office:value-type="string">
            <text:p>P0[1] GPIO, OpAmp0out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73">
            <text:p>73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l</text:p>
          </table:table-cell>
          <table:table-cell table:style-name="ce12"/>
          <table:table-cell table:style-name="ce20" office:value-type="string">
            <text:p>P0[2] GPIO, OpAmp0+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74">
            <text:p>74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l</text:p>
          </table:table-cell>
          <table:table-cell table:style-name="ce12"/>
          <table:table-cell table:style-name="ce20" office:value-type="string">
            <text:p>P0[3] GPIO, OpAmp0-/Extref0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76">
            <text:p>76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l</text:p>
          </table:table-cell>
          <table:table-cell table:style-name="ce12"/>
          <table:table-cell table:style-name="ce20" office:value-type="string">
            <text:p>P0[4] GPIO, OpAmp2+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77">
            <text:p>77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l</text:p>
          </table:table-cell>
          <table:table-cell table:style-name="ce12"/>
          <table:table-cell table:style-name="ce20" office:value-type="string">
            <text:p>P0[5] GPIO, OpAmp2-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78">
            <text:p>78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l</text:p>
          </table:table-cell>
          <table:table-cell table:style-name="ce12"/>
          <table:table-cell table:style-name="ce20" office:value-type="string">
            <text:p>P0[6] GPIO, IDAC0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79">
            <text:p>79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l</text:p>
          </table:table-cell>
          <table:table-cell table:style-name="ce12"/>
          <table:table-cell table:style-name="ce20" office:value-type="string">
            <text:p>P0[7] GPIO, IDAC2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20">
            <text:p>20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l</text:p>
          </table:table-cell>
          <table:table-cell table:style-name="ce12"/>
          <table:table-cell table:style-name="ce20" office:value-type="string">
            <text:p>JTAG P1[0] TMS, SWDIO,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l</text:p>
          </table:table-cell>
          <table:table-cell table:style-name="ce12"/>
          <table:table-cell table:style-name="ce20" office:value-type="string">
            <text:p>JTAG P1[1] TCK, SWDCK,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22">
            <text:p>22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l</text:p>
          </table:table-cell>
          <table:table-cell table:style-name="ce12"/>
          <table:table-cell table:style-name="ce20" office:value-type="string">
            <text:p>P1[2] conf_\XRES,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23">
            <text:p>23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l</text:p>
          </table:table-cell>
          <table:table-cell table:style-name="ce12"/>
          <table:table-cell table:style-name="ce20" office:value-type="string">
            <text:p>JTAG P1[3] TDO, SWV,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24">
            <text:p>24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l</text:p>
          </table:table-cell>
          <table:table-cell table:style-name="ce12"/>
          <table:table-cell table:style-name="ce20" office:value-type="string">
            <text:p>JTAG P1[4] TDI,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l</text:p>
          </table:table-cell>
          <table:table-cell table:style-name="ce12"/>
          <table:table-cell table:style-name="ce20" office:value-type="string">
            <text:p>JTAG P1[5] nTRST,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30">
            <text:p>30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2"/>
          <table:table-cell table:style-name="ce20" office:value-type="string">
            <text:p>P1[6]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31">
            <text:p>31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2"/>
          <table:table-cell table:style-name="ce20" office:value-type="string">
            <text:p>P1[7]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53">
            <text:p>53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2"/>
          <table:table-cell table:style-name="ce20" office:value-type="string">
            <text:p>P12[0] SIO, I2C1: SCL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54">
            <text:p>54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2"/>
          <table:table-cell table:style-name="ce20" office:value-type="string">
            <text:p>P12[1] SIO, I2C1: SDA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67">
            <text:p>67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2"/>
          <table:table-cell table:style-name="ce20" office:value-type="string">
            <text:p>P12[2] S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68">
            <text:p>68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2"/>
          <table:table-cell table:style-name="ce20" office:value-type="string">
            <text:p>P12[3] S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4">
            <text:p>4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3"/>
          <table:table-cell table:style-name="ce20" office:value-type="string">
            <text:p>P12[4] I2C0: SCL, S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5">
            <text:p>5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3"/>
          <table:table-cell table:style-name="ce20" office:value-type="string">
            <text:p>P12[5] I2C0: SDA, S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32">
            <text:p>32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3"/>
          <table:table-cell table:style-name="ce20" office:value-type="string">
            <text:p>P12[6] S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33">
            <text:p>33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3"/>
          <table:table-cell table:style-name="ce20" office:value-type="string">
            <text:p>P12[7] S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3"/>
          <table:table-cell table:style-name="ce20" office:value-type="string">
            <text:p>P15[0] MHz XTAL: Xo,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3"/>
          <table:table-cell table:style-name="ce22" office:value-type="string">
            <text:p>P15[1] MHz XTAL: Xi,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4">
          <table:table-cell table:style-name="Default" office:value-type="float" office:value="55">
            <text:p>55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3"/>
          <table:table-cell table:style-name="ce22" office:value-type="string">
            <text:p>P15[2] GPIO, kHz XTAL: X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56">
            <text:p>56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3"/>
          <table:table-cell table:style-name="ce22" office:value-type="string">
            <text:p>P15[3] GPIO, kHz XTAL: Xi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93">
            <text:p>93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3"/>
          <table:table-cell table:style-name="ce22" office:value-type="string">
            <text:p>P15[4]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94">
            <text:p>94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3"/>
          <table:table-cell table:style-name="ce22" office:value-type="string">
            <text:p>P15[5]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3"/>
          <table:table-cell table:style-name="ce22" office:value-type="string">
            <text:p>P15[6] USBIO, D+, SWD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38">
            <text:p>38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3"/>
          <table:table-cell table:style-name="ce22" office:value-type="string">
            <text:p>P15[7] USBIO, D-, SWDCK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95">
            <text:p>95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3"/>
          <table:table-cell table:style-name="ce22" office:value-type="string">
            <text:p>P2[0]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96">
            <text:p>96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3"/>
          <table:table-cell table:style-name="ce22" office:value-type="string">
            <text:p>P2[1]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97">
            <text:p>97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3"/>
          <table:table-cell table:style-name="ce22" office:value-type="string">
            <text:p>P2[2]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98">
            <text:p>98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3"/>
          <table:table-cell table:style-name="ce22" office:value-type="string">
            <text:p>P2[3] GPIO, TRACECLK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99">
            <text:p>99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3"/>
          <table:table-cell table:style-name="ce22" office:value-type="string">
            <text:p>P2[4] GPIO, TRACEDATA[0]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3"/>
          <table:table-cell table:style-name="ce22" office:value-type="string">
            <text:p>P2[5] TRACEDATA[1],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2">
            <text:p>2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3"/>
          <table:table-cell table:style-name="ce22" office:value-type="string">
            <text:p>P2[6] TRACEDATA[2],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3">
            <text:p>3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3"/>
          <table:table-cell table:style-name="ce22" office:value-type="string">
            <text:p>P2[7] TRACEDATA[3],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45">
            <text:p>45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l</text:p>
          </table:table-cell>
          <table:table-cell table:style-name="ce13"/>
          <table:table-cell table:style-name="ce22" office:value-type="string">
            <text:p>P3[0] IDAC1,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46">
            <text:p>46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l</text:p>
          </table:table-cell>
          <table:table-cell table:style-name="ce13"/>
          <table:table-cell table:style-name="ce22" office:value-type="string">
            <text:p>P3[1] IDAC3,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l</text:p>
          </table:table-cell>
          <table:table-cell table:style-name="ce13"/>
          <table:table-cell table:style-name="ce22" office:value-type="string">
            <text:p>P3[2] OpAmp3-/Extref1,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47">
            <text:p>47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l</text:p>
          </table:table-cell>
          <table:table-cell table:style-name="ce13"/>
          <table:table-cell table:style-name="ce22" office:value-type="string">
            <text:p>P3[3] OpAmp3+,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48">
            <text:p>48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l</text:p>
          </table:table-cell>
          <table:table-cell table:style-name="ce13"/>
          <table:table-cell table:style-name="ce22" office:value-type="string">
            <text:p>P3[4] OpAmp1-,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49">
            <text:p>49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l</text:p>
          </table:table-cell>
          <table:table-cell table:style-name="ce13"/>
          <table:table-cell table:style-name="ce22" office:value-type="string">
            <text:p>P3[5] OpAmp1+,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51">
            <text:p>51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l</text:p>
          </table:table-cell>
          <table:table-cell table:style-name="ce13"/>
          <table:table-cell table:style-name="ce22" office:value-type="string">
            <text:p>P3[6] GPIO, OpAmp1out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52">
            <text:p>52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l</text:p>
          </table:table-cell>
          <table:table-cell table:style-name="ce13"/>
          <table:table-cell table:style-name="ce22" office:value-type="string">
            <text:p>P3[7] GPIO, OpAmp3out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69">
            <text:p>69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l</text:p>
          </table:table-cell>
          <table:table-cell table:style-name="ce13"/>
          <table:table-cell table:style-name="ce22" office:value-type="string">
            <text:p>P4[0]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70">
            <text:p>70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l</text:p>
          </table:table-cell>
          <table:table-cell table:style-name="ce13"/>
          <table:table-cell table:style-name="ce22" office:value-type="string">
            <text:p>P4[1]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80">
            <text:p>80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l</text:p>
          </table:table-cell>
          <table:table-cell table:style-name="ce13"/>
          <table:table-cell table:style-name="ce20" office:value-type="string">
            <text:p>P4[2]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81">
            <text:p>81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l</text:p>
          </table:table-cell>
          <table:table-cell table:style-name="ce13"/>
          <table:table-cell table:style-name="ce20" office:value-type="string">
            <text:p>P4[3]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82">
            <text:p>82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l</text:p>
          </table:table-cell>
          <table:table-cell table:style-name="ce13"/>
          <table:table-cell table:style-name="ce20" office:value-type="string">
            <text:p>P4[4]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83">
            <text:p>83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l</text:p>
          </table:table-cell>
          <table:table-cell table:style-name="ce13"/>
          <table:table-cell table:style-name="ce20" office:value-type="string">
            <text:p>P4[5]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84">
            <text:p>84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l</text:p>
          </table:table-cell>
          <table:table-cell table:style-name="ce13"/>
          <table:table-cell table:style-name="ce20" office:value-type="string">
            <text:p>P4[6]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85">
            <text:p>85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l</text:p>
          </table:table-cell>
          <table:table-cell table:style-name="ce13"/>
          <table:table-cell table:style-name="ce20" office:value-type="string">
            <text:p>P4[7]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16">
            <text:p>16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3"/>
          <table:table-cell table:style-name="ce20" office:value-type="string">
            <text:p>P5[0]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3"/>
          <table:table-cell table:style-name="ce20" office:value-type="string">
            <text:p>P5[1]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3"/>
          <table:table-cell table:style-name="ce20" office:value-type="string">
            <text:p>P5[2]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3"/>
          <table:table-cell table:style-name="ce20" office:value-type="string">
            <text:p>P5[3]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34">
            <text:p>34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3"/>
          <table:table-cell table:style-name="ce20" office:value-type="string">
            <text:p>P5[4]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35">
            <text:p>35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3"/>
          <table:table-cell table:style-name="ce20" office:value-type="string">
            <text:p>P5[5]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36">
            <text:p>36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3"/>
          <table:table-cell table:style-name="ce20" office:value-type="string">
            <text:p>P5[6]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27">
            <text:p>27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3"/>
          <table:table-cell table:style-name="ce20" office:value-type="string">
            <text:p>P5[7]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89">
            <text:p>89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3"/>
          <table:table-cell table:style-name="ce20" office:value-type="string">
            <text:p>P6[0]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90">
            <text:p>90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3"/>
          <table:table-cell table:style-name="ce20" office:value-type="string">
            <text:p>P6[1]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91">
            <text:p>91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3"/>
          <table:table-cell table:style-name="ce20" office:value-type="string">
            <text:p>P6[2]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92">
            <text:p>92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3"/>
          <table:table-cell table:style-name="ce20" office:value-type="string">
            <text:p>P6[3]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6">
            <text:p>6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3"/>
          <table:table-cell table:style-name="ce20" office:value-type="string">
            <text:p>P6[4]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3"/>
          <table:table-cell table:style-name="ce20" office:value-type="string">
            <text:p>P6[5]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3"/>
          <table:table-cell table:style-name="ce20" office:value-type="string">
            <text:p>P6[6]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3"/>
          <table:table-cell table:style-name="ce20" office:value-type="string">
            <text:p>P6[7] GPIO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15">
            <text:p>15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t</text:p>
          </table:table-cell>
          <table:table-cell table:style-name="ce13"/>
          <table:table-cell table:style-name="ce22" office:value-type="string">
            <text:p><text:s/>\XRES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t</text:p>
          </table:table-cell>
          <table:table-cell table:style-name="ce13"/>
          <table:table-cell table:style-name="ce20" office:value-type="string">
            <text:p><text:s/>Ind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28">
            <text:p>28</text:p>
          </table:table-cell>
          <table:table-cell table:style-name="ce10"/>
          <table:table-cell table:style-name="ce12"/>
          <table:table-cell table:style-name="ce12" office:value-type="string">
            <text:p>none</text:p>
          </table:table-cell>
          <table:table-cell table:style-name="ce12"/>
          <table:table-cell table:style-name="ce13"/>
          <table:table-cell table:style-name="ce22" office:value-type="string">
            <text:p><text:s/>NC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ce10"/>
          <table:table-cell table:style-name="ce12"/>
          <table:table-cell table:style-name="ce12" office:value-type="string">
            <text:p>none</text:p>
          </table:table-cell>
          <table:table-cell table:style-name="ce12"/>
          <table:table-cell table:style-name="ce13"/>
          <table:table-cell table:style-name="ce22" office:value-type="string">
            <text:p><text:s/>NC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57">
            <text:p>57</text:p>
          </table:table-cell>
          <table:table-cell table:style-name="ce10"/>
          <table:table-cell table:style-name="ce12"/>
          <table:table-cell table:style-name="ce12" office:value-type="string">
            <text:p>none</text:p>
          </table:table-cell>
          <table:table-cell table:style-name="ce12"/>
          <table:table-cell table:style-name="ce13"/>
          <table:table-cell table:style-name="ce22" office:value-type="string">
            <text:p><text:s/>NC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58">
            <text:p>58</text:p>
          </table:table-cell>
          <table:table-cell table:style-name="ce10"/>
          <table:table-cell table:style-name="ce12"/>
          <table:table-cell table:style-name="ce12" office:value-type="string">
            <text:p>none</text:p>
          </table:table-cell>
          <table:table-cell table:style-name="ce12"/>
          <table:table-cell table:style-name="ce13"/>
          <table:table-cell table:style-name="ce22" office:value-type="string">
            <text:p><text:s/>NC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59">
            <text:p>59</text:p>
          </table:table-cell>
          <table:table-cell table:style-name="ce10"/>
          <table:table-cell table:style-name="ce12"/>
          <table:table-cell table:style-name="ce12" office:value-type="string">
            <text:p>none</text:p>
          </table:table-cell>
          <table:table-cell table:style-name="ce12"/>
          <table:table-cell table:style-name="ce13"/>
          <table:table-cell table:style-name="ce22" office:value-type="string">
            <text:p><text:s/>NC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60">
            <text:p>60</text:p>
          </table:table-cell>
          <table:table-cell table:style-name="ce10"/>
          <table:table-cell table:style-name="ce12"/>
          <table:table-cell table:style-name="ce12" office:value-type="string">
            <text:p>none</text:p>
          </table:table-cell>
          <table:table-cell table:style-name="ce12"/>
          <table:table-cell table:style-name="ce13"/>
          <table:table-cell table:style-name="ce22" office:value-type="string">
            <text:p><text:s/>NC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61">
            <text:p>61</text:p>
          </table:table-cell>
          <table:table-cell table:style-name="ce10"/>
          <table:table-cell table:style-name="ce12"/>
          <table:table-cell table:style-name="ce12" office:value-type="string">
            <text:p>none</text:p>
          </table:table-cell>
          <table:table-cell table:style-name="ce12"/>
          <table:table-cell table:style-name="ce13"/>
          <table:table-cell table:style-name="ce22" office:value-type="string">
            <text:p><text:s/>NC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62">
            <text:p>62</text:p>
          </table:table-cell>
          <table:table-cell table:style-name="ce10"/>
          <table:table-cell table:style-name="ce12"/>
          <table:table-cell table:style-name="ce12" office:value-type="string">
            <text:p>none</text:p>
          </table:table-cell>
          <table:table-cell table:style-name="ce12"/>
          <table:table-cell table:style-name="ce13"/>
          <table:table-cell table:style-name="ce22" office:value-type="string">
            <text:p><text:s/>NC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4">
          <table:table-cell table:style-name="Default" office:value-type="float" office:value="13">
            <text:p>13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t</text:p>
          </table:table-cell>
          <table:table-cell table:style-name="ce13"/>
          <table:table-cell table:style-name="ce22" office:value-type="string">
            <text:p><text:s/>Vbat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t</text:p>
          </table:table-cell>
          <table:table-cell table:style-name="ce13"/>
          <table:table-cell table:style-name="ce20" office:value-type="string">
            <text:p><text:s/>Vboost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4">
          <table:table-cell table:style-name="Default" office:value-type="float" office:value="63">
            <text:p>63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t</text:p>
          </table:table-cell>
          <table:table-cell table:style-name="ce13"/>
          <table:table-cell table:style-name="ce22" office:value-type="string">
            <text:p><text:s/>Vcca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4">
          <table:table-cell table:style-name="Default" office:value-type="float" office:value="41">
            <text:p>41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t</text:p>
          </table:table-cell>
          <table:table-cell table:style-name="ce13"/>
          <table:table-cell table:style-name="ce22" office:value-type="string">
            <text:p><text:s/>Vccd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4">
          <table:table-cell table:style-name="Default" office:value-type="float" office:value="86">
            <text:p>86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t</text:p>
          </table:table-cell>
          <table:table-cell table:style-name="ce13"/>
          <table:table-cell table:style-name="ce22" office:value-type="string">
            <text:p><text:s/>Vccd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4">
          <table:table-cell table:style-name="Default" office:value-type="float" office:value="65">
            <text:p>65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t</text:p>
          </table:table-cell>
          <table:table-cell table:style-name="ce13"/>
          <table:table-cell table:style-name="ce22" office:value-type="string">
            <text:p><text:s/>Vdda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4">
          <table:table-cell table:style-name="Default" office:value-type="float" office:value="39">
            <text:p>39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t</text:p>
          </table:table-cell>
          <table:table-cell table:style-name="ce13"/>
          <table:table-cell table:style-name="ce22" office:value-type="string">
            <text:p><text:s/>Vddd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4">
          <table:table-cell table:style-name="Default" office:value-type="float" office:value="88">
            <text:p>88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t</text:p>
          </table:table-cell>
          <table:table-cell table:style-name="ce13"/>
          <table:table-cell table:style-name="ce22" office:value-type="string">
            <text:p><text:s/>Vddd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75">
            <text:p>75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3"/>
          <table:table-cell table:style-name="ce22" office:value-type="string">
            <text:p><text:s/>Vddio0</text:p>
          </table:table-cell>
          <table:table-cell table:style-name="Default" table:number-columns-repeated="3"/>
          <table:table-cell table:style-name="ce17" table:number-columns-repeated="246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3"/>
          <table:table-cell table:style-name="ce22" office:value-type="string">
            <text:p><text:s/>Vddio1</text:p>
          </table:table-cell>
          <table:table-cell table:style-name="Default" table:number-columns-repeated="3"/>
          <table:table-cell table:number-columns-repeated="246"/>
        </table:table-row>
        <table:table-row table:style-name="ro1">
          <table:table-cell table:style-name="Default" office:value-type="float" office:value="100">
            <text:p>100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3"/>
          <table:table-cell table:style-name="ce22" office:value-type="string">
            <text:p><text:s/>Vddio2</text:p>
          </table:table-cell>
          <table:table-cell table:style-name="Default" table:number-columns-repeated="3"/>
          <table:table-cell table:number-columns-repeated="246"/>
        </table:table-row>
        <table:table-row table:style-name="ro1">
          <table:table-cell table:style-name="Default" office:value-type="float" office:value="50">
            <text:p>50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ce13"/>
          <table:table-cell table:style-name="ce22" office:value-type="string">
            <text:p><text:s/>Vddio3</text:p>
          </table:table-cell>
          <table:table-cell table:style-name="Default" table:number-columns-repeated="3"/>
          <table:table-cell table:number-columns-repeated="246"/>
        </table:table-row>
        <table:table-row table:style-name="ro4">
          <table:table-cell table:style-name="Default" office:value-type="float" office:value="64">
            <text:p>64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b</text:p>
          </table:table-cell>
          <table:table-cell table:style-name="ce13"/>
          <table:table-cell table:style-name="ce22" office:value-type="string">
            <text:p><text:s/>Vssa</text:p>
          </table:table-cell>
          <table:table-cell table:style-name="Default" table:number-columns-repeated="3"/>
          <table:table-cell table:number-columns-repeated="246"/>
        </table:table-row>
        <table:table-row table:style-name="ro1">
          <table:table-cell table:style-name="Default" office:value-type="float" office:value="10">
            <text:p>10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b</text:p>
          </table:table-cell>
          <table:table-cell table:style-name="ce13"/>
          <table:table-cell table:style-name="ce20" office:value-type="string">
            <text:p><text:s/>Vssb</text:p>
          </table:table-cell>
          <table:table-cell table:style-name="Default" table:number-columns-repeated="3"/>
          <table:table-cell table:number-columns-repeated="246"/>
        </table:table-row>
        <table:table-row table:style-name="ro4">
          <table:table-cell table:style-name="Default" office:value-type="float" office:value="14">
            <text:p>14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b</text:p>
          </table:table-cell>
          <table:table-cell table:style-name="ce13"/>
          <table:table-cell table:style-name="ce22" office:value-type="string">
            <text:p><text:s/>Vssd</text:p>
          </table:table-cell>
          <table:table-cell table:style-name="Default" table:number-columns-repeated="3"/>
          <table:table-cell table:number-columns-repeated="246"/>
        </table:table-row>
        <table:table-row table:style-name="ro4">
          <table:table-cell table:style-name="Default" office:value-type="float" office:value="40">
            <text:p>40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b</text:p>
          </table:table-cell>
          <table:table-cell table:style-name="ce13"/>
          <table:table-cell table:style-name="ce22" office:value-type="string">
            <text:p><text:s/>Vssd</text:p>
          </table:table-cell>
          <table:table-cell table:style-name="Default" table:number-columns-repeated="3"/>
          <table:table-cell table:number-columns-repeated="246"/>
        </table:table-row>
        <table:table-row table:style-name="ro4">
          <table:table-cell table:style-name="Default" office:value-type="float" office:value="66">
            <text:p>66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b</text:p>
          </table:table-cell>
          <table:table-cell table:style-name="ce13"/>
          <table:table-cell table:style-name="ce22" office:value-type="string">
            <text:p><text:s/>Vssd</text:p>
          </table:table-cell>
          <table:table-cell table:style-name="Default" table:number-columns-repeated="3"/>
          <table:table-cell table:number-columns-repeated="246"/>
        </table:table-row>
        <table:table-row table:style-name="ro4">
          <table:table-cell table:style-name="Default" office:value-type="float" office:value="87">
            <text:p>87</text:p>
          </table:table-cell>
          <table:table-cell table:style-name="ce10"/>
          <table:table-cell table:style-name="ce12"/>
          <table:table-cell table:style-name="ce12" office:value-type="string">
            <text:p>line</text:p>
          </table:table-cell>
          <table:table-cell table:style-name="ce12" office:value-type="string">
            <text:p>b</text:p>
          </table:table-cell>
          <table:table-cell table:style-name="ce13"/>
          <table:table-cell table:style-name="ce22" office:value-type="string">
            <text:p><text:s/>Vssd</text:p>
          </table:table-cell>
          <table:table-cell table:style-name="Default" table:number-columns-repeated="3"/>
          <table:table-cell table:number-columns-repeated="246"/>
        </table:table-row>
        <table:table-row table:style-name="ro4" table:number-rows-repeated="65380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Tabelle2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(TRACEDATA[1], GPIO) P2[5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(TRACEDATA[2], GPIO) P2[6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(TRACEDATA[3], GPIO) P2[7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(I2C0: SCL, SIO) P12[4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(I2C0: SDA, SIO) P12[5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(GPIO) P6[4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(GPIO) P6[5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(GPIO) P6[6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(GPIO) P6[7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ssb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boos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ba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ssd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XRES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(GPIO) P5[0]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(GPIO) P5[1]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(GPIO) P5[2]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(GPIO) P5[3]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(TMS, SWDIO, GPIO) P1[0]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(TCK, SWDCK, GPIO) P1[1]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(configurable XRES, GPIO) P1[2]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(TDO, SWV, GPIO) P1[3]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(TDI, GPIO) P1[4]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(nTRST, GPIO) P1[5]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21" office:value-type="string">
            <text:p>Vddio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ce21" office:value-type="string">
            <text:p>(GPIO) P5[7]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21" office:value-type="string">
            <text:p>NC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ce21" office:value-type="string">
            <text:p>(OpAmp3-/Extref1, GPIO) P3[2]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21" office:value-type="string">
            <text:p>(GPIO) P1[6]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ce21" office:value-type="string">
            <text:p>(GPIO) P1[7]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21" office:value-type="string">
            <text:p>(SIO) P12[6]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ce21" office:value-type="string">
            <text:p>(SIO) P12[7]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21" office:value-type="string">
            <text:p>(GPIO) P5[4]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ce21" office:value-type="string">
            <text:p>(GPIO) P5[5]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ce21" office:value-type="string">
            <text:p>(GPIO) P5[6]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ce21" office:value-type="string">
            <text:p>(USBIO, D+, SWDIO) P15[6]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ce21" office:value-type="string">
            <text:p>(USBIO, D-, SWDCK) P15[7]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ce21" office:value-type="string">
            <text:p>Vddd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21" office:value-type="string">
            <text:p>Vssd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ce21" office:value-type="string">
            <text:p>Vccd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ce21" office:value-type="string">
            <text:p>NC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style-name="ce21" office:value-type="string">
            <text:p>(MHz XTAL: Xo, GPIO) P15[0]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style-name="ce21" office:value-type="string">
            <text:p>(MHz XTAL: Xi, GPIO) P15[1]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style-name="ce21" office:value-type="string">
            <text:p>(IDAC1, GPIO) P3[0]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style-name="ce21" office:value-type="string">
            <text:p>(IDAC3, GPIO) P3[1]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style-name="ce21" office:value-type="string">
            <text:p>(OpAmp3+, GPIO) P3[3]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style-name="ce21" office:value-type="string">
            <text:p>(OpAmp1-, GPIO) P3[4]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style-name="ce21" office:value-type="string">
            <text:p>(OpAmp1+, GPIO) P3[5]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ce21" office:value-type="string">
            <text:p>Vddio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3[6] (GPIO, OpAmp1out)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3[7] (GPIO, OpAmp3out)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12[0] (SIO, I2C1: SCL)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12[1] (SIO, I2C1: SDA)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15[2] (GPIO, kHz XTAL: Xo)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P15[3] (GPIO, kHz XTAL: Xi)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NC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C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NC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NC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NC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NC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Vcca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Vssa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Vdda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Vssd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P12[2] (SIO)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P12[3] (SIO)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4[0] (GPIO)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P4[1] (GPIO)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0[0] (GPIO, OpAmp2out)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P0[1] (GPIO, OpAmp0out)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P0[2] (GPIO, OpAmp0+)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P0[3] (GPIO, OpAmp0-/Extref0)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Vddio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style-name="ce21" office:value-type="string">
            <text:p>P0[4] (GPIO, OpAmp2+)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style-name="ce21" office:value-type="string">
            <text:p>P0[5] (GPIO, OpAmp2-)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style-name="ce21" office:value-type="string">
            <text:p>P0[6] (GPIO, IDAC0)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style-name="ce21" office:value-type="string">
            <text:p>P0[7] (GPIO, IDAC2)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style-name="ce21" office:value-type="string">
            <text:p>P4[2] (GPIO)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style-name="ce21" office:value-type="string">
            <text:p>P4[3] (GPIO)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style-name="ce21" office:value-type="string">
            <text:p>P4[4] (GPIO)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style-name="ce21" office:value-type="string">
            <text:p>P4[5] (GPIO)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style-name="ce21" office:value-type="string">
            <text:p>P4[6] (GPIO)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style-name="ce21" office:value-type="string">
            <text:p>P4[7] (GPIO)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style-name="ce21" office:value-type="string">
            <text:p>Vccd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style-name="ce21" office:value-type="string">
            <text:p>Vssd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style-name="ce21" office:value-type="string">
            <text:p>Vddd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style-name="ce21" office:value-type="string">
            <text:p>P6[0] (GPIO)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style-name="ce21" office:value-type="string">
            <text:p>P6[1] (GPIO)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style-name="ce21" office:value-type="string">
            <text:p>P6[2] (GPIO)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style-name="ce21" office:value-type="string">
            <text:p>P6[3] (GPIO)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style-name="ce21" office:value-type="string">
            <text:p>P15[4] (GPIO)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style-name="ce21" office:value-type="string">
            <text:p>P15[5] (GPIO)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style-name="ce21" office:value-type="string">
            <text:p>P2[0] (GPIO)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style-name="ce21" office:value-type="string">
            <text:p>P2[1] (GPIO)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style-name="ce21" office:value-type="string">
            <text:p>P2[2] (GPIO)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style-name="ce21" office:value-type="string">
            <text:p>P2[3] (GPIO, TRACECLK)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style-name="ce21" office:value-type="string">
            <text:p>P2[4] (GPIO, TRACEDATA[0])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style-name="ce21" office:value-type="string">
            <text:p>Vddio2</text:p>
          </table:table-cell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Tabelle1.A128:Tabelle1.G155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BMDFJ+ArialMT" svg:font-family="LBMDFJ+ArialMT" style:font-family-generic="swiss"/>
    <style:font-face style:name="Courier New" svg:font-family="'Courier New'" style:font-pitch="fixed"/>
    <style:font-face style:name="Albany AMT1" svg:font-family="'Albany AMT'" style:font-pitch="variable"/>
    <style:font-face style:name="UnBatang" svg:font-family="UnBatang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6">09/16/2011</text:date>, <text:time>11:52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6-04-10T19:33:07</meta:creation-date>
    <dc:date>2011-09-16T11:52:38</dc:date>
    <dc:language>de-DE</dc:language>
    <meta:editing-cycles>28</meta:editing-cycles>
    <meta:editing-duration>PT01H33M22S</meta:editing-duration>
    <dc:creator>Abhijit </dc:creator>
    <meta:document-statistic meta:table-count="3" meta:cell-count="672" meta:object-count="0"/>
    <meta:user-defined meta:name="Info 1"/>
    <meta:user-defined meta:name="Info 2"/>
    <meta:user-defined meta:name="Info 3"/>
    <meta:user-defined meta:name="Info 4"/>
  </office:meta>
</office:document-meta>
</file>